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2.374cm"/>
    </style:style>
    <style:style style:name="gr2" style:family="graphic" style:parent-style-name="standard">
      <style:graphic-properties draw:textarea-horizontal-align="justify" draw:textarea-vertical-align="middle" draw:auto-grow-height="false" fo:min-height="1.417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3.818cm"/>
    </style:style>
    <style:style style:name="gr4" style:family="graphic" style:parent-style-name="standard">
      <style:graphic-properties draw:textarea-horizontal-align="justify" draw:textarea-vertical-align="middle" draw:auto-grow-height="false" fo:min-height="1.306cm" fo:min-width="0.052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4.326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4.453cm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0.072cm"/>
    </style:style>
    <style:style style:name="gr9" style:family="graphic" style:parent-style-name="standard">
      <style:graphic-properties draw:textarea-horizontal-align="justify" draw:textarea-vertical-align="middle" draw:auto-grow-height="false" fo:min-height="1.049cm" fo:min-width="4.911cm"/>
    </style:style>
    <style:style style:name="gr10" style:family="graphic" style:parent-style-name="standard">
      <style:graphic-properties draw:textarea-horizontal-align="justify" draw:textarea-vertical-align="middle" draw:auto-grow-height="false" fo:min-height="1.64cm" fo:min-width="0.136cm"/>
    </style:style>
    <style:style style:name="gr11" style:family="graphic" style:parent-style-name="standard">
      <style:graphic-properties draw:textarea-horizontal-align="justify" draw:textarea-vertical-align="middle" draw:auto-grow-height="false" fo:min-height="1.147cm" fo:min-width="4.834cm"/>
    </style:style>
    <style:style style:name="gr12" style:family="graphic" style:parent-style-name="standard">
      <style:graphic-properties draw:textarea-horizontal-align="justify" draw:textarea-vertical-align="middle" draw:auto-grow-height="false" fo:min-height="1.751cm" fo:min-width="0.136cm"/>
    </style:style>
    <style:style style:name="gr13" style:family="graphic" style:parent-style-name="standard">
      <style:graphic-properties draw:textarea-horizontal-align="justify" draw:textarea-vertical-align="middle" draw:auto-grow-height="false" fo:min-height="1.194cm" fo:min-width="5.469cm"/>
    </style:style>
    <style:style style:name="gr14" style:family="graphic" style:parent-style-name="standard">
      <style:graphic-properties draw:textarea-horizontal-align="justify" draw:textarea-vertical-align="middle" draw:auto-grow-height="false" fo:min-height="1.973cm" fo:min-width="0.136cm"/>
    </style:style>
    <style:style style:name="gr15" style:family="graphic" style:parent-style-name="standard">
      <style:graphic-properties draw:textarea-horizontal-align="justify" draw:textarea-vertical-align="middle" draw:auto-grow-height="false" fo:min-height="0.919cm" fo:min-width="1.75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1.397cm" svg:x="9.128cm" svg:y="1.38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62cm" svg:height="1.905cm" svg:x="10.67cm" svg:y="2.8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4.318cm" svg:height="1.397cm" svg:x="8.874cm" svg:y="4.81cm">
          <text:p text:style-name="P1">Study Routin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04cm" svg:height="1.778cm" draw:transform="skewX (-0.044331363000656) translate (10.652cm 6.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4.826cm" svg:height="1.27cm" svg:x="8.747cm" svg:y="7.858cm">
          <text:p text:style-name="P1">Do assignment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2.032cm" svg:x="10.652cm" svg:y="8.9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4.953cm" svg:height="1.397cm" svg:x="8.747cm" svg:y="10.906cm">
          <text:p text:style-name="P1">Revise day’s work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43cm" svg:height="2.032cm" svg:x="10.652cm" svg:y="12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5.411cm" svg:height="1.299cm" svg:x="8.416cm" svg:y="14.179cm">
          <text:p text:style-name="P1">Watch code tutorial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7cm" svg:height="2.159cm" svg:x="10.652cm" svg:y="15.3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5.334cm" svg:height="1.397cm" svg:x="8.62cm" svg:y="17.51cm">
          <text:p text:style-name="P1">Do online cours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2.286cm" svg:x="10.779cm" svg:y="18.9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5.969cm" svg:height="1.444cm" svg:x="8.493cm" svg:y="21.273cm">
          <text:p text:style-name="P1">Read a nove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2.54cm" svg:x="10.779cm" svg:y="22.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3.187cm" svg:height="1.651cm" svg:x="9.878cm" svg:y="25.13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1T14:31:54.327918076</meta:creation-date>
    <dc:date>2020-03-01T15:19:48.335467658</dc:date>
    <meta:editing-duration>PT3M21S</meta:editing-duration>
    <meta:editing-cycles>2</meta:editing-cycles>
    <meta:generator>LibreOffice/5.3.1.2$Linux_X86_64 LibreOffice_project/30m0$Build-2</meta:generator>
    <meta:document-statistic meta:object-count="15"/>
  </office:meta>
</office:document-meta>
</file>